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ues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ze</text:p>
          </table:table-cell>
          <table:table-cell table:number-columns-repeated="4"/>
          <table:table-cell table:formula="of:=SUMPRODUCT([.B3:.D3];[.B4:.D4])" office:value-type="float" office:value="5.5" calcext:value-type="float">
            <text:p>5.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2" table:formula="of:=SUMPRODUCT([.$B$4:.$D$4];[.B9:.D9])" office:value-type="float" office:value="4" calcext:value-type="float">
            <text:p>4</text:p>
          </table:table-cell>
          <table:table-cell office:value-type="string" calcext:value-type="string">
            <text:p>&lt;=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SUMPRODUCT([.$B$4:.$D$4];[.B10:.D10])" office:value-type="float" office:value="5" calcext:value-type="float">
            <text:p>5</text:p>
          </table:table-cell>
          <table:table-cell office:value-type="string" calcext:value-type="string">
            <text:p>&lt;=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" table:formula="of:=SUMPRODUCT([.$B$4:.$D$4];[.B11:.D11])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4:02:26.497479980</meta:creation-date>
    <meta:generator>LibreOffice/6.1.5.2$Linux_X86_64 LibreOffice_project/10$Build-2</meta:generator>
    <dc:date>2020-12-11T15:38:32.530933714</dc:date>
    <meta:editing-duration>PT25M47S</meta:editing-duration>
    <meta:editing-cycles>3</meta:editing-cycles>
    <meta:document-statistic meta:table-count="1" meta:cell-count="36" meta:object-count="0"/>
  </office:meta>
</office:document-meta>
</file>